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cm" fo:min-width="0cm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168253" draw:marker-start-width="0.35cm" draw:marker-end-width="0.3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svg:stroke-color="#168253" draw:marker-start-width="0.35cm" draw:marker-end-width="0.35cm" draw:fill="none" draw:textarea-vertical-align="middle" fo:padding-top="-0.075cm" fo:padding-bottom="-0.075cm" fo:padding-left="0.05cm" fo:padding-right="0.05cm" loext:decorative="false"/>
    </style:style>
    <style:style style:name="gr6" style:family="graphic" style:parent-style-name="standard">
      <style:graphic-properties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423cm" fo:min-width="0.174cm" fo:padding-top="-0.075cm" fo:padding-bottom="-0.075cm" fo:padding-left="0.05cm" fo:padding-right="0.0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text-properties fo:font-size="88pt"/>
    </style:style>
    <style:style style:name="P3" style:family="paragraph">
      <loext:graphic-properties draw:fill="none" draw:fill-color="#ffffff"/>
      <style:text-properties fo:font-size="8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4.129cm" svg:height="5.999cm" draw:transform="rotate (-1.5707963267949) translate (9.34cm 8.75cm)" svg:viewBox="0 0 4130 6000" draw:points="0,6000 0,0 4130,0 4130,6000">
            <text:p/>
          </draw:polygon>
          <draw:frame draw:style-name="gr3" draw:text-style-name="P3" draw:layer="layout" svg:width="4.265cm" svg:height="3.75cm" svg:x="3.485cm" svg:y="9.0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7.13cm" svg:y="9.6cm" svg:viewBox="0 0 1720 2500" draw:points="0,2500 0,0 1720,0 1720,2500">
              <text:p/>
            </draw:polygon>
            <draw:line draw:style-name="gr5" draw:text-style-name="P4" draw:layer="layout" svg:x1="7.99cm" svg:y1="10.069cm" svg:x2="8.537cm" svg:y2="10.069cm">
              <text:p/>
            </draw:line>
            <draw:line draw:style-name="gr5" draw:text-style-name="P4" draw:layer="layout" svg:x1="7.443cm" svg:y1="10.381cm" svg:x2="8.538cm" svg:y2="10.381cm">
              <text:p/>
            </draw:line>
            <draw:line draw:style-name="gr5" draw:text-style-name="P4" draw:layer="layout" svg:x1="7.443cm" svg:y1="10.694cm" svg:x2="8.538cm" svg:y2="10.694cm">
              <text:p/>
            </draw:line>
            <draw:line draw:style-name="gr5" draw:text-style-name="P4" draw:layer="layout" svg:x1="7.443cm" svg:y1="11.006cm" svg:x2="8.538cm" svg:y2="11.006cm">
              <text:p/>
            </draw:line>
            <draw:line draw:style-name="gr5" draw:text-style-name="P4" draw:layer="layout" svg:x1="7.443cm" svg:y1="11.319cm" svg:x2="8.538cm" svg:y2="11.319cm">
              <text:p/>
            </draw:line>
            <draw:line draw:style-name="gr5" draw:text-style-name="P4" draw:layer="layout" svg:x1="7.443cm" svg:y1="11.631cm" svg:x2="8.538cm" svg:y2="11.631cm">
              <text:p/>
            </draw:line>
            <draw:custom-shape draw:style-name="gr6" draw:text-style-name="P1" draw:layer="layout" svg:width="0.274cm" svg:height="0.273cm" svg:x="7.521cm" svg:y="9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9.94cm 9.35cm)" svg:viewBox="0 0 4130 6000" draw:points="0,6000 0,0 4130,0 4130,6000">
            <text:p/>
          </draw:polygon>
          <draw:frame draw:style-name="gr3" draw:text-style-name="P3" draw:layer="layout" svg:width="4.265cm" svg:height="3.75cm" svg:x="4.085cm" svg:y="9.6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7.73cm" svg:y="10.2cm" svg:viewBox="0 0 1720 2500" draw:points="0,2500 0,0 1720,0 1720,2500">
              <text:p/>
            </draw:polygon>
            <draw:line draw:style-name="gr5" draw:text-style-name="P4" draw:layer="layout" svg:x1="8.59cm" svg:y1="10.669cm" svg:x2="9.137cm" svg:y2="10.669cm">
              <text:p/>
            </draw:line>
            <draw:line draw:style-name="gr5" draw:text-style-name="P4" draw:layer="layout" svg:x1="8.043cm" svg:y1="10.981cm" svg:x2="9.138cm" svg:y2="10.981cm">
              <text:p/>
            </draw:line>
            <draw:line draw:style-name="gr5" draw:text-style-name="P4" draw:layer="layout" svg:x1="8.043cm" svg:y1="11.294cm" svg:x2="9.138cm" svg:y2="11.294cm">
              <text:p/>
            </draw:line>
            <draw:line draw:style-name="gr5" draw:text-style-name="P4" draw:layer="layout" svg:x1="8.043cm" svg:y1="11.606cm" svg:x2="9.138cm" svg:y2="11.606cm">
              <text:p/>
            </draw:line>
            <draw:line draw:style-name="gr5" draw:text-style-name="P4" draw:layer="layout" svg:x1="8.043cm" svg:y1="11.919cm" svg:x2="9.138cm" svg:y2="11.919cm">
              <text:p/>
            </draw:line>
            <draw:line draw:style-name="gr5" draw:text-style-name="P4" draw:layer="layout" svg:x1="8.043cm" svg:y1="12.231cm" svg:x2="9.138cm" svg:y2="12.231cm">
              <text:p/>
            </draw:line>
            <draw:custom-shape draw:style-name="gr6" draw:text-style-name="P1" draw:layer="layout" svg:width="0.274cm" svg:height="0.273cm" svg:x="8.121cm" svg:y="10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0.54cm 9.95cm)" svg:viewBox="0 0 4130 6000" draw:points="0,6000 0,0 4130,0 4130,6000">
            <text:p/>
          </draw:polygon>
          <draw:frame draw:style-name="gr3" draw:text-style-name="P3" draw:layer="layout" svg:width="4.265cm" svg:height="3.75cm" svg:x="4.685cm" svg:y="10.2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8.33cm" svg:y="10.8cm" svg:viewBox="0 0 1720 2500" draw:points="0,2500 0,0 1720,0 1720,2500">
              <text:p/>
            </draw:polygon>
            <draw:line draw:style-name="gr5" draw:text-style-name="P4" draw:layer="layout" svg:x1="9.19cm" svg:y1="11.269cm" svg:x2="9.737cm" svg:y2="11.269cm">
              <text:p/>
            </draw:line>
            <draw:line draw:style-name="gr5" draw:text-style-name="P4" draw:layer="layout" svg:x1="8.643cm" svg:y1="11.581cm" svg:x2="9.738cm" svg:y2="11.581cm">
              <text:p/>
            </draw:line>
            <draw:line draw:style-name="gr5" draw:text-style-name="P4" draw:layer="layout" svg:x1="8.643cm" svg:y1="11.894cm" svg:x2="9.738cm" svg:y2="11.894cm">
              <text:p/>
            </draw:line>
            <draw:line draw:style-name="gr5" draw:text-style-name="P4" draw:layer="layout" svg:x1="8.643cm" svg:y1="12.206cm" svg:x2="9.738cm" svg:y2="12.206cm">
              <text:p/>
            </draw:line>
            <draw:line draw:style-name="gr5" draw:text-style-name="P4" draw:layer="layout" svg:x1="8.643cm" svg:y1="12.519cm" svg:x2="9.738cm" svg:y2="12.519cm">
              <text:p/>
            </draw:line>
            <draw:line draw:style-name="gr5" draw:text-style-name="P4" draw:layer="layout" svg:x1="8.643cm" svg:y1="12.831cm" svg:x2="9.738cm" svg:y2="12.831cm">
              <text:p/>
            </draw:line>
            <draw:custom-shape draw:style-name="gr6" draw:text-style-name="P1" draw:layer="layout" svg:width="0.274cm" svg:height="0.273cm" svg:x="8.721cm" svg:y="11.1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1.14cm 10.55cm)" svg:viewBox="0 0 4130 6000" draw:points="0,6000 0,0 4130,0 4130,6000">
            <text:p/>
          </draw:polygon>
          <draw:frame draw:style-name="gr3" draw:text-style-name="P3" draw:layer="layout" svg:width="4.265cm" svg:height="3.75cm" svg:x="5.285cm" svg:y="10.8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8.93cm" svg:y="11.4cm" svg:viewBox="0 0 1720 2500" draw:points="0,2500 0,0 1720,0 1720,2500">
              <text:p/>
            </draw:polygon>
            <draw:line draw:style-name="gr5" draw:text-style-name="P4" draw:layer="layout" svg:x1="9.79cm" svg:y1="11.869cm" svg:x2="10.337cm" svg:y2="11.869cm">
              <text:p/>
            </draw:line>
            <draw:line draw:style-name="gr5" draw:text-style-name="P4" draw:layer="layout" svg:x1="9.243cm" svg:y1="12.181cm" svg:x2="10.338cm" svg:y2="12.181cm">
              <text:p/>
            </draw:line>
            <draw:line draw:style-name="gr5" draw:text-style-name="P4" draw:layer="layout" svg:x1="9.243cm" svg:y1="12.494cm" svg:x2="10.338cm" svg:y2="12.494cm">
              <text:p/>
            </draw:line>
            <draw:line draw:style-name="gr5" draw:text-style-name="P4" draw:layer="layout" svg:x1="9.243cm" svg:y1="12.806cm" svg:x2="10.338cm" svg:y2="12.806cm">
              <text:p/>
            </draw:line>
            <draw:line draw:style-name="gr5" draw:text-style-name="P4" draw:layer="layout" svg:x1="9.243cm" svg:y1="13.119cm" svg:x2="10.338cm" svg:y2="13.119cm">
              <text:p/>
            </draw:line>
            <draw:line draw:style-name="gr5" draw:text-style-name="P4" draw:layer="layout" svg:x1="9.243cm" svg:y1="13.431cm" svg:x2="10.338cm" svg:y2="13.431cm">
              <text:p/>
            </draw:line>
            <draw:custom-shape draw:style-name="gr6" draw:text-style-name="P1" draw:layer="layout" svg:width="0.274cm" svg:height="0.273cm" svg:x="9.321cm" svg:y="11.7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1.74cm 11.15cm)" svg:viewBox="0 0 4130 6000" draw:points="0,6000 0,0 4130,0 4130,6000">
            <text:p/>
          </draw:polygon>
          <draw:frame draw:style-name="gr3" draw:text-style-name="P3" draw:layer="layout" svg:width="4.265cm" svg:height="3.75cm" svg:x="5.885cm" svg:y="11.4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9.53cm" svg:y="12cm" svg:viewBox="0 0 1720 2500" draw:points="0,2500 0,0 1720,0 1720,2500">
              <text:p/>
            </draw:polygon>
            <draw:line draw:style-name="gr5" draw:text-style-name="P4" draw:layer="layout" svg:x1="10.39cm" svg:y1="12.469cm" svg:x2="10.937cm" svg:y2="12.469cm">
              <text:p/>
            </draw:line>
            <draw:line draw:style-name="gr5" draw:text-style-name="P4" draw:layer="layout" svg:x1="9.843cm" svg:y1="12.781cm" svg:x2="10.938cm" svg:y2="12.781cm">
              <text:p/>
            </draw:line>
            <draw:line draw:style-name="gr5" draw:text-style-name="P4" draw:layer="layout" svg:x1="9.843cm" svg:y1="13.094cm" svg:x2="10.938cm" svg:y2="13.094cm">
              <text:p/>
            </draw:line>
            <draw:line draw:style-name="gr5" draw:text-style-name="P4" draw:layer="layout" svg:x1="9.843cm" svg:y1="13.406cm" svg:x2="10.938cm" svg:y2="13.406cm">
              <text:p/>
            </draw:line>
            <draw:line draw:style-name="gr5" draw:text-style-name="P4" draw:layer="layout" svg:x1="9.843cm" svg:y1="13.719cm" svg:x2="10.938cm" svg:y2="13.719cm">
              <text:p/>
            </draw:line>
            <draw:line draw:style-name="gr5" draw:text-style-name="P4" draw:layer="layout" svg:x1="9.843cm" svg:y1="14.031cm" svg:x2="10.938cm" svg:y2="14.031cm">
              <text:p/>
            </draw:line>
            <draw:custom-shape draw:style-name="gr6" draw:text-style-name="P1" draw:layer="layout" svg:width="0.274cm" svg:height="0.273cm" svg:x="9.921cm" svg:y="12.3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2.34cm 11.75cm)" svg:viewBox="0 0 4130 6000" draw:points="0,6000 0,0 4130,0 4130,6000">
            <text:p/>
          </draw:polygon>
          <draw:frame draw:style-name="gr3" draw:text-style-name="P3" draw:layer="layout" svg:width="4.265cm" svg:height="3.75cm" svg:x="6.485cm" svg:y="12.0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0.13cm" svg:y="12.6cm" svg:viewBox="0 0 1720 2500" draw:points="0,2500 0,0 1720,0 1720,2500">
              <text:p/>
            </draw:polygon>
            <draw:line draw:style-name="gr5" draw:text-style-name="P4" draw:layer="layout" svg:x1="10.99cm" svg:y1="13.069cm" svg:x2="11.537cm" svg:y2="13.069cm">
              <text:p/>
            </draw:line>
            <draw:line draw:style-name="gr5" draw:text-style-name="P4" draw:layer="layout" svg:x1="10.443cm" svg:y1="13.381cm" svg:x2="11.538cm" svg:y2="13.381cm">
              <text:p/>
            </draw:line>
            <draw:line draw:style-name="gr5" draw:text-style-name="P4" draw:layer="layout" svg:x1="10.443cm" svg:y1="13.694cm" svg:x2="11.538cm" svg:y2="13.694cm">
              <text:p/>
            </draw:line>
            <draw:line draw:style-name="gr5" draw:text-style-name="P4" draw:layer="layout" svg:x1="10.443cm" svg:y1="14.006cm" svg:x2="11.538cm" svg:y2="14.006cm">
              <text:p/>
            </draw:line>
            <draw:line draw:style-name="gr5" draw:text-style-name="P4" draw:layer="layout" svg:x1="10.443cm" svg:y1="14.319cm" svg:x2="11.538cm" svg:y2="14.319cm">
              <text:p/>
            </draw:line>
            <draw:line draw:style-name="gr5" draw:text-style-name="P4" draw:layer="layout" svg:x1="10.443cm" svg:y1="14.631cm" svg:x2="11.538cm" svg:y2="14.631cm">
              <text:p/>
            </draw:line>
            <draw:custom-shape draw:style-name="gr6" draw:text-style-name="P1" draw:layer="layout" svg:width="0.274cm" svg:height="0.273cm" svg:x="10.521cm" svg:y="12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2.94cm 12.35cm)" svg:viewBox="0 0 4130 6000" draw:points="0,6000 0,0 4130,0 4130,6000">
            <text:p/>
          </draw:polygon>
          <draw:frame draw:style-name="gr3" draw:text-style-name="P3" draw:layer="layout" svg:width="4.265cm" svg:height="3.75cm" svg:x="7.085cm" svg:y="12.6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0.73cm" svg:y="13.2cm" svg:viewBox="0 0 1720 2500" draw:points="0,2500 0,0 1720,0 1720,2500">
              <text:p/>
            </draw:polygon>
            <draw:line draw:style-name="gr5" draw:text-style-name="P4" draw:layer="layout" svg:x1="11.59cm" svg:y1="13.669cm" svg:x2="12.137cm" svg:y2="13.669cm">
              <text:p/>
            </draw:line>
            <draw:line draw:style-name="gr5" draw:text-style-name="P4" draw:layer="layout" svg:x1="11.043cm" svg:y1="13.981cm" svg:x2="12.138cm" svg:y2="13.981cm">
              <text:p/>
            </draw:line>
            <draw:line draw:style-name="gr5" draw:text-style-name="P4" draw:layer="layout" svg:x1="11.043cm" svg:y1="14.294cm" svg:x2="12.138cm" svg:y2="14.294cm">
              <text:p/>
            </draw:line>
            <draw:line draw:style-name="gr5" draw:text-style-name="P4" draw:layer="layout" svg:x1="11.043cm" svg:y1="14.606cm" svg:x2="12.138cm" svg:y2="14.606cm">
              <text:p/>
            </draw:line>
            <draw:line draw:style-name="gr5" draw:text-style-name="P4" draw:layer="layout" svg:x1="11.043cm" svg:y1="14.919cm" svg:x2="12.138cm" svg:y2="14.919cm">
              <text:p/>
            </draw:line>
            <draw:line draw:style-name="gr5" draw:text-style-name="P4" draw:layer="layout" svg:x1="11.043cm" svg:y1="15.231cm" svg:x2="12.138cm" svg:y2="15.231cm">
              <text:p/>
            </draw:line>
            <draw:custom-shape draw:style-name="gr6" draw:text-style-name="P1" draw:layer="layout" svg:width="0.274cm" svg:height="0.273cm" svg:x="11.121cm" svg:y="13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3.54cm 12.95cm)" svg:viewBox="0 0 4130 6000" draw:points="0,6000 0,0 4130,0 4130,6000">
            <text:p/>
          </draw:polygon>
          <draw:frame draw:style-name="gr3" draw:text-style-name="P3" draw:layer="layout" svg:width="4.265cm" svg:height="3.75cm" svg:x="7.685cm" svg:y="13.2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1.33cm" svg:y="13.8cm" svg:viewBox="0 0 1720 2500" draw:points="0,2500 0,0 1720,0 1720,2500">
              <text:p/>
            </draw:polygon>
            <draw:line draw:style-name="gr5" draw:text-style-name="P4" draw:layer="layout" svg:x1="12.19cm" svg:y1="14.269cm" svg:x2="12.737cm" svg:y2="14.269cm">
              <text:p/>
            </draw:line>
            <draw:line draw:style-name="gr5" draw:text-style-name="P4" draw:layer="layout" svg:x1="11.643cm" svg:y1="14.581cm" svg:x2="12.738cm" svg:y2="14.581cm">
              <text:p/>
            </draw:line>
            <draw:line draw:style-name="gr5" draw:text-style-name="P4" draw:layer="layout" svg:x1="11.643cm" svg:y1="14.894cm" svg:x2="12.738cm" svg:y2="14.894cm">
              <text:p/>
            </draw:line>
            <draw:line draw:style-name="gr5" draw:text-style-name="P4" draw:layer="layout" svg:x1="11.643cm" svg:y1="15.206cm" svg:x2="12.738cm" svg:y2="15.206cm">
              <text:p/>
            </draw:line>
            <draw:line draw:style-name="gr5" draw:text-style-name="P4" draw:layer="layout" svg:x1="11.643cm" svg:y1="15.519cm" svg:x2="12.738cm" svg:y2="15.519cm">
              <text:p/>
            </draw:line>
            <draw:line draw:style-name="gr5" draw:text-style-name="P4" draw:layer="layout" svg:x1="11.643cm" svg:y1="15.831cm" svg:x2="12.738cm" svg:y2="15.831cm">
              <text:p/>
            </draw:line>
            <draw:custom-shape draw:style-name="gr6" draw:text-style-name="P1" draw:layer="layout" svg:width="0.274cm" svg:height="0.273cm" svg:x="11.721cm" svg:y="14.1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4.14cm 13.55cm)" svg:viewBox="0 0 4130 6000" draw:points="0,6000 0,0 4130,0 4130,6000">
            <text:p/>
          </draw:polygon>
          <draw:frame draw:style-name="gr3" draw:text-style-name="P3" draw:layer="layout" svg:width="4.265cm" svg:height="3.75cm" svg:x="8.285cm" svg:y="13.8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1.93cm" svg:y="14.4cm" svg:viewBox="0 0 1720 2500" draw:points="0,2500 0,0 1720,0 1720,2500">
              <text:p/>
            </draw:polygon>
            <draw:line draw:style-name="gr5" draw:text-style-name="P4" draw:layer="layout" svg:x1="12.79cm" svg:y1="14.869cm" svg:x2="13.337cm" svg:y2="14.869cm">
              <text:p/>
            </draw:line>
            <draw:line draw:style-name="gr5" draw:text-style-name="P4" draw:layer="layout" svg:x1="12.243cm" svg:y1="15.181cm" svg:x2="13.338cm" svg:y2="15.181cm">
              <text:p/>
            </draw:line>
            <draw:line draw:style-name="gr5" draw:text-style-name="P4" draw:layer="layout" svg:x1="12.243cm" svg:y1="15.494cm" svg:x2="13.338cm" svg:y2="15.494cm">
              <text:p/>
            </draw:line>
            <draw:line draw:style-name="gr5" draw:text-style-name="P4" draw:layer="layout" svg:x1="12.243cm" svg:y1="15.806cm" svg:x2="13.338cm" svg:y2="15.806cm">
              <text:p/>
            </draw:line>
            <draw:line draw:style-name="gr5" draw:text-style-name="P4" draw:layer="layout" svg:x1="12.243cm" svg:y1="16.119cm" svg:x2="13.338cm" svg:y2="16.119cm">
              <text:p/>
            </draw:line>
            <draw:line draw:style-name="gr5" draw:text-style-name="P4" draw:layer="layout" svg:x1="12.243cm" svg:y1="16.431cm" svg:x2="13.338cm" svg:y2="16.431cm">
              <text:p/>
            </draw:line>
            <draw:custom-shape draw:style-name="gr6" draw:text-style-name="P1" draw:layer="layout" svg:width="0.274cm" svg:height="0.273cm" svg:x="12.321cm" svg:y="14.7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4.74cm 14.15cm)" svg:viewBox="0 0 4130 6000" draw:points="0,6000 0,0 4130,0 4130,6000">
            <text:p/>
          </draw:polygon>
          <draw:frame draw:style-name="gr3" draw:text-style-name="P3" draw:layer="layout" svg:width="4.265cm" svg:height="3.75cm" svg:x="8.885cm" svg:y="14.4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2.53cm" svg:y="15cm" svg:viewBox="0 0 1720 2500" draw:points="0,2500 0,0 1720,0 1720,2500">
              <text:p/>
            </draw:polygon>
            <draw:line draw:style-name="gr5" draw:text-style-name="P4" draw:layer="layout" svg:x1="13.39cm" svg:y1="15.469cm" svg:x2="13.937cm" svg:y2="15.469cm">
              <text:p/>
            </draw:line>
            <draw:line draw:style-name="gr5" draw:text-style-name="P4" draw:layer="layout" svg:x1="12.843cm" svg:y1="15.781cm" svg:x2="13.938cm" svg:y2="15.781cm">
              <text:p/>
            </draw:line>
            <draw:line draw:style-name="gr5" draw:text-style-name="P4" draw:layer="layout" svg:x1="12.843cm" svg:y1="16.094cm" svg:x2="13.938cm" svg:y2="16.094cm">
              <text:p/>
            </draw:line>
            <draw:line draw:style-name="gr5" draw:text-style-name="P4" draw:layer="layout" svg:x1="12.843cm" svg:y1="16.406cm" svg:x2="13.938cm" svg:y2="16.406cm">
              <text:p/>
            </draw:line>
            <draw:line draw:style-name="gr5" draw:text-style-name="P4" draw:layer="layout" svg:x1="12.843cm" svg:y1="16.719cm" svg:x2="13.938cm" svg:y2="16.719cm">
              <text:p/>
            </draw:line>
            <draw:line draw:style-name="gr5" draw:text-style-name="P4" draw:layer="layout" svg:x1="12.843cm" svg:y1="17.031cm" svg:x2="13.938cm" svg:y2="17.031cm">
              <text:p/>
            </draw:line>
            <draw:custom-shape draw:style-name="gr6" draw:text-style-name="P1" draw:layer="layout" svg:width="0.274cm" svg:height="0.273cm" svg:x="12.921cm" svg:y="15.3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5.34cm 14.75cm)" svg:viewBox="0 0 4130 6000" draw:points="0,6000 0,0 4130,0 4130,6000">
            <text:p/>
          </draw:polygon>
          <draw:frame draw:style-name="gr3" draw:text-style-name="P3" draw:layer="layout" svg:width="4.265cm" svg:height="3.75cm" svg:x="9.485cm" svg:y="15.0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3.13cm" svg:y="15.6cm" svg:viewBox="0 0 1720 2500" draw:points="0,2500 0,0 1720,0 1720,2500">
              <text:p/>
            </draw:polygon>
            <draw:line draw:style-name="gr5" draw:text-style-name="P4" draw:layer="layout" svg:x1="13.99cm" svg:y1="16.069cm" svg:x2="14.537cm" svg:y2="16.069cm">
              <text:p/>
            </draw:line>
            <draw:line draw:style-name="gr5" draw:text-style-name="P4" draw:layer="layout" svg:x1="13.443cm" svg:y1="16.381cm" svg:x2="14.538cm" svg:y2="16.381cm">
              <text:p/>
            </draw:line>
            <draw:line draw:style-name="gr5" draw:text-style-name="P4" draw:layer="layout" svg:x1="13.443cm" svg:y1="16.694cm" svg:x2="14.538cm" svg:y2="16.694cm">
              <text:p/>
            </draw:line>
            <draw:line draw:style-name="gr5" draw:text-style-name="P4" draw:layer="layout" svg:x1="13.443cm" svg:y1="17.006cm" svg:x2="14.538cm" svg:y2="17.006cm">
              <text:p/>
            </draw:line>
            <draw:line draw:style-name="gr5" draw:text-style-name="P4" draw:layer="layout" svg:x1="13.443cm" svg:y1="17.319cm" svg:x2="14.538cm" svg:y2="17.319cm">
              <text:p/>
            </draw:line>
            <draw:line draw:style-name="gr5" draw:text-style-name="P4" draw:layer="layout" svg:x1="13.443cm" svg:y1="17.631cm" svg:x2="14.538cm" svg:y2="17.631cm">
              <text:p/>
            </draw:line>
            <draw:custom-shape draw:style-name="gr6" draw:text-style-name="P1" draw:layer="layout" svg:width="0.274cm" svg:height="0.273cm" svg:x="13.521cm" svg:y="15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5.94cm 15.35cm)" svg:viewBox="0 0 4130 6000" draw:points="0,6000 0,0 4130,0 4130,6000">
            <text:p/>
          </draw:polygon>
          <draw:frame draw:style-name="gr3" draw:text-style-name="P3" draw:layer="layout" svg:width="4.265cm" svg:height="3.75cm" svg:x="10.085cm" svg:y="15.6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3.73cm" svg:y="16.2cm" svg:viewBox="0 0 1720 2500" draw:points="0,2500 0,0 1720,0 1720,2500">
              <text:p/>
            </draw:polygon>
            <draw:line draw:style-name="gr5" draw:text-style-name="P4" draw:layer="layout" svg:x1="14.59cm" svg:y1="16.669cm" svg:x2="15.137cm" svg:y2="16.669cm">
              <text:p/>
            </draw:line>
            <draw:line draw:style-name="gr5" draw:text-style-name="P4" draw:layer="layout" svg:x1="14.043cm" svg:y1="16.981cm" svg:x2="15.138cm" svg:y2="16.981cm">
              <text:p/>
            </draw:line>
            <draw:line draw:style-name="gr5" draw:text-style-name="P4" draw:layer="layout" svg:x1="14.043cm" svg:y1="17.294cm" svg:x2="15.138cm" svg:y2="17.294cm">
              <text:p/>
            </draw:line>
            <draw:line draw:style-name="gr5" draw:text-style-name="P4" draw:layer="layout" svg:x1="14.043cm" svg:y1="17.606cm" svg:x2="15.138cm" svg:y2="17.606cm">
              <text:p/>
            </draw:line>
            <draw:line draw:style-name="gr5" draw:text-style-name="P4" draw:layer="layout" svg:x1="14.043cm" svg:y1="17.919cm" svg:x2="15.138cm" svg:y2="17.919cm">
              <text:p/>
            </draw:line>
            <draw:line draw:style-name="gr5" draw:text-style-name="P4" draw:layer="layout" svg:x1="14.043cm" svg:y1="18.231cm" svg:x2="15.138cm" svg:y2="18.231cm">
              <text:p/>
            </draw:line>
            <draw:custom-shape draw:style-name="gr6" draw:text-style-name="P1" draw:layer="layout" svg:width="0.274cm" svg:height="0.273cm" svg:x="14.121cm" svg:y="16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6.54cm 15.95cm)" svg:viewBox="0 0 4130 6000" draw:points="0,6000 0,0 4130,0 4130,6000">
            <text:p/>
          </draw:polygon>
          <draw:frame draw:style-name="gr3" draw:text-style-name="P3" draw:layer="layout" svg:width="4.265cm" svg:height="3.75cm" svg:x="10.685cm" svg:y="16.2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4.33cm" svg:y="16.8cm" svg:viewBox="0 0 1720 2500" draw:points="0,2500 0,0 1720,0 1720,2500">
              <text:p/>
            </draw:polygon>
            <draw:line draw:style-name="gr5" draw:text-style-name="P4" draw:layer="layout" svg:x1="15.19cm" svg:y1="17.269cm" svg:x2="15.737cm" svg:y2="17.269cm">
              <text:p/>
            </draw:line>
            <draw:line draw:style-name="gr5" draw:text-style-name="P4" draw:layer="layout" svg:x1="14.643cm" svg:y1="17.581cm" svg:x2="15.738cm" svg:y2="17.581cm">
              <text:p/>
            </draw:line>
            <draw:line draw:style-name="gr5" draw:text-style-name="P4" draw:layer="layout" svg:x1="14.643cm" svg:y1="17.894cm" svg:x2="15.738cm" svg:y2="17.894cm">
              <text:p/>
            </draw:line>
            <draw:line draw:style-name="gr5" draw:text-style-name="P4" draw:layer="layout" svg:x1="14.643cm" svg:y1="18.206cm" svg:x2="15.738cm" svg:y2="18.206cm">
              <text:p/>
            </draw:line>
            <draw:line draw:style-name="gr5" draw:text-style-name="P4" draw:layer="layout" svg:x1="14.643cm" svg:y1="18.519cm" svg:x2="15.738cm" svg:y2="18.519cm">
              <text:p/>
            </draw:line>
            <draw:line draw:style-name="gr5" draw:text-style-name="P4" draw:layer="layout" svg:x1="14.643cm" svg:y1="18.831cm" svg:x2="15.738cm" svg:y2="18.831cm">
              <text:p/>
            </draw:line>
            <draw:custom-shape draw:style-name="gr6" draw:text-style-name="P1" draw:layer="layout" svg:width="0.274cm" svg:height="0.273cm" svg:x="14.721cm" svg:y="17.1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7.14cm 16.55cm)" svg:viewBox="0 0 4130 6000" draw:points="0,6000 0,0 4130,0 4130,6000">
            <text:p/>
          </draw:polygon>
          <draw:frame draw:style-name="gr3" draw:text-style-name="P3" draw:layer="layout" svg:width="4.265cm" svg:height="3.75cm" svg:x="11.285cm" svg:y="16.8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4.93cm" svg:y="17.4cm" svg:viewBox="0 0 1720 2500" draw:points="0,2500 0,0 1720,0 1720,2500">
              <text:p/>
            </draw:polygon>
            <draw:line draw:style-name="gr5" draw:text-style-name="P4" draw:layer="layout" svg:x1="15.79cm" svg:y1="17.869cm" svg:x2="16.337cm" svg:y2="17.869cm">
              <text:p/>
            </draw:line>
            <draw:line draw:style-name="gr5" draw:text-style-name="P4" draw:layer="layout" svg:x1="15.243cm" svg:y1="18.181cm" svg:x2="16.338cm" svg:y2="18.181cm">
              <text:p/>
            </draw:line>
            <draw:line draw:style-name="gr5" draw:text-style-name="P4" draw:layer="layout" svg:x1="15.243cm" svg:y1="18.494cm" svg:x2="16.338cm" svg:y2="18.494cm">
              <text:p/>
            </draw:line>
            <draw:line draw:style-name="gr5" draw:text-style-name="P4" draw:layer="layout" svg:x1="15.243cm" svg:y1="18.806cm" svg:x2="16.338cm" svg:y2="18.806cm">
              <text:p/>
            </draw:line>
            <draw:line draw:style-name="gr5" draw:text-style-name="P4" draw:layer="layout" svg:x1="15.243cm" svg:y1="19.119cm" svg:x2="16.338cm" svg:y2="19.119cm">
              <text:p/>
            </draw:line>
            <draw:line draw:style-name="gr5" draw:text-style-name="P4" draw:layer="layout" svg:x1="15.243cm" svg:y1="19.431cm" svg:x2="16.338cm" svg:y2="19.431cm">
              <text:p/>
            </draw:line>
            <draw:custom-shape draw:style-name="gr6" draw:text-style-name="P1" draw:layer="layout" svg:width="0.274cm" svg:height="0.273cm" svg:x="15.321cm" svg:y="17.7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polygon draw:style-name="gr2" draw:text-style-name="P1" draw:layer="layout" svg:width="4.129cm" svg:height="5.999cm" draw:transform="rotate (-1.5707963267949) translate (17.74cm 17.15cm)" svg:viewBox="0 0 4130 6000" draw:points="0,6000 0,0 4130,0 4130,6000">
            <text:p/>
          </draw:polygon>
          <draw:frame draw:style-name="gr3" draw:text-style-name="P3" draw:layer="layout" svg:width="4.265cm" svg:height="3.75cm" svg:x="11.885cm" svg:y="17.45cm">
            <draw:text-box>
              <text:p text:style-name="P2"><text:span text:style-name="T1">//..</text:span></text:p>
            </draw:text-box>
          </draw:frame>
          <draw:g draw:style-name="gr1">
            <draw:polygon draw:style-name="gr4" draw:text-style-name="P1" draw:layer="layout" svg:width="1.719cm" svg:height="2.499cm" svg:x="15.53cm" svg:y="18cm" svg:viewBox="0 0 1720 2500" draw:points="0,2500 0,0 1720,0 1720,2500">
              <text:p/>
            </draw:polygon>
            <draw:line draw:style-name="gr5" draw:text-style-name="P4" draw:layer="layout" svg:x1="16.39cm" svg:y1="18.469cm" svg:x2="16.937cm" svg:y2="18.469cm">
              <text:p/>
            </draw:line>
            <draw:line draw:style-name="gr5" draw:text-style-name="P4" draw:layer="layout" svg:x1="15.843cm" svg:y1="18.781cm" svg:x2="16.938cm" svg:y2="18.781cm">
              <text:p/>
            </draw:line>
            <draw:line draw:style-name="gr5" draw:text-style-name="P4" draw:layer="layout" svg:x1="15.843cm" svg:y1="19.094cm" svg:x2="16.938cm" svg:y2="19.094cm">
              <text:p/>
            </draw:line>
            <draw:line draw:style-name="gr5" draw:text-style-name="P4" draw:layer="layout" svg:x1="15.843cm" svg:y1="19.406cm" svg:x2="16.938cm" svg:y2="19.406cm">
              <text:p/>
            </draw:line>
            <draw:line draw:style-name="gr5" draw:text-style-name="P4" draw:layer="layout" svg:x1="15.843cm" svg:y1="19.719cm" svg:x2="16.938cm" svg:y2="19.719cm">
              <text:p/>
            </draw:line>
            <draw:line draw:style-name="gr5" draw:text-style-name="P4" draw:layer="layout" svg:x1="15.843cm" svg:y1="20.031cm" svg:x2="16.938cm" svg:y2="20.031cm">
              <text:p/>
            </draw:line>
            <draw:custom-shape draw:style-name="gr6" draw:text-style-name="P1" draw:layer="layout" svg:width="0.274cm" svg:height="0.273cm" svg:x="15.921cm" svg:y="18.3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20T15:10:08.679000000</dc:date>
    <meta:editing-duration>PT4H56M50S</meta:editing-duration>
    <meta:editing-cycles>12</meta:editing-cycles>
    <meta:generator>LibreOffice/24.2.4.2$Windows_X86_64 LibreOffice_project/51a6219feb6075d9a4c46691dcfe0cd9c4fff3c2</meta:generator>
    <meta:document-statistic meta:object-count="180"/>
  </office:meta>
</office:document-meta>
</file>